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4.616cm" svg:y="4.163cm">
            <draw:object draw:notify-on-update-of-ranges="Hoja1.A10:Hoja1.A14 Hoja1.B10:Hoja1.B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698" calcext:value-type="float">
            <text:p>698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698" calcext:value-type="float">
            <text:p>6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8:23:44.766982055</meta:creation-date>
    <dc:date>2015-03-16T19:40:52.989531884</dc:date>
    <meta:editing-duration>PT30M7S</meta:editing-duration>
    <meta:editing-cycles>1</meta:editing-cycles>
    <meta:document-statistic meta:table-count="1" meta:cell-count="20" meta:object-count="1"/>
    <meta:generator>LibreOffice/4.2.7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2cm" svg:y="4.201cm" style:legend-expansion="high" chart:style-name="ch2"/>
        <chart:plot-area chart:style-name="ch3" table:cell-range-address="Hoja1.A10:Hoja1.B14" chart:data-source-has-labels="column" svg:x="0.32cm" svg:y="0.18cm" svg:width="12.323cm" svg:height="8.64cm">
          <chartooo:coordinate-region svg:x="1.312cm" svg:y="0.38cm" svg:width="11.091cm" svg:height="7.793cm"/>
          <chart:axis chart:dimension="x" chart:name="primary-x" chart:style-name="ch4" chartooo:axis-type="auto">
            <chartooo:date-scale/>
            <chart:categories table:cell-range-address="Hoja1.A10:Hoja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10:Hoja1.B14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float" office:value="0.2">
                <text:p>0</text:p>
                <draw:g>
                  <svg:desc>Hoja1.A10:Hoja1.A14</svg:desc>
                </draw:g>
              </table:table-cell>
              <table:table-cell office:value-type="float" office:value="863">
                <text:p>863</text:p>
                <draw:g>
                  <svg:desc>Hoja1.B10:Hoja1.B14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698">
                <text:p>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